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style:style>
    <style:style style:name="T1" style:family="text">
      <style:text-properties fo:background-color="#e6ff00"/>
    </style:style>
    <style:style style:name="T2" style:family="text">
      <style:text-properties fo:background-color="#ffd320"/>
    </style:style>
    <style:style style:name="T3"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kiet OpenOffice.org w wydaniu firmy Novell oferuje również rozszerzoną obsługę makr VBA, usprawniony dodatek Solver i obsługę tabel przestawnych. W celu uatrakcyjnienia prezentacji wydanie firmy Novell pakietu OpenOffice.org zawiera wspaniałe efekty przejścia slajdów, które przyjemnie łączą się z efektami pulpitu. Banshee: zarządzanie biblioteką multimediów. Firma Novell jest dumna, że może sponsorować projekt Banshee - łatwy w użytku i świetnie dopracowany program <text:s/>do zarządzania multimediami, umożliwiający słuchanie muzyki, zarządzanie kolekcją muzyczną, nagrywanie własnych płyt CD z muzyką i synchronizację muzyki z przenośnym odtwarzaczem multimedialnym lub telefonem, aby móc słuchać muzyki na pełnych obrotach. Program Banshee umożliwia także subskrypcję różnych źródeł muzyki, ze strumieniową i podcastami włącznie. W celu zapewnienia najwyższej jakości nagrywania i odtwarzania, firma Novell rozwinęła własny koder i dekoder dźwięku: Advanced Audio Coding (AAC). Jako nowy element systemu SUSE Linux Enterprise Desktop 11 program Banshee umożliwia dołączanie filmów wideo do kolekcji multimediów, zapewniając najbardziej aktualną rozrywkę poprzez podcastowe wideotransmisje bezpośrednio na pulpicie systemu Linux. Wideotransmisje podcastowe można synchronizować z przenośnym odtwarzaczem multimedialnym, co pozwala na oglądanie filmów w każdej sytuacji. Dzięki zintegrowanym usługom sieciowym, takim jak radio Last.fm, można ciągle odkrywać nową muzykę. Zdjęcia, obrazy, rysunki i grafiki: narzędzie do zarządzania zdjęciami w systemie SUSE Linux Enterprise Desktop jest najłatwiejsze w obsłudze spośród wszystkich. Dzięki automatycznemu rozpoznawaniu wszystkich aparatów cyfrowych i urządzeń przechowujących zdjęcia, program F-Spot umożliwia importowanie i zarządzanie fotografiami za pomocą kilku kliknięć. Oryginały zdjęć są zawsze zachowywane, co pozwala na bezpieczne i kreatywne próbowane wszystkich modyfikacji z pewnością, iż cenne zdjęcia nie ulegną zniszczeniu. Także publikowanie obrazów w Internecie nigdy nie było łatwiejsze niż teraz. Niezależne od tego, czy zdjęcia mają być wydrukowane, czy pokazane przyjaciołom i rodzinie, wystarczy tylko jedno kliknięcie. Do zaawansowanej obróbki i tworzenia grafiki rastrowej służy program GIMP, stworzony przez społeczność otwartego kodu źródłowego. Jest to fantastyczny, kompletny system do retuszowania zdjęć, komponowania i tworzenia obrazów. Program GIMP ma tyle funkcji, że zadowoli nawet najbardziej wymagającego artystę. A co z zaawansowaną grafiką wektorową? Przedstawiamy program Inkscape. Jest to wszechstronne narzędzie korzystające z plików w standardzie Scalable Vector Graphics (SVG) organizacji W3C. Program Inkscape obsługuje otwieranie i importowanie formatów SVG, SVGZ (SVG skompresowany programem gzip), PDF i AI (Adobe Illustrator). System Linux pomaga zredukować emisję dwutlenku węgla. Troszczymy się o środowisko naturalne. Niezależnie od tego, czy użytkownik pracuje w drodze, czy też przy biurku, system SUSE Linux Enterprise Desktop pozwala ograniczyć zużycie energii bez żadnych ustępstw w wydajności. Zwiększona niezawodność pozwala na <text:s/>maksymalizację oszczędzania energii, a nawet jego śledzenie. Dzięki wydajnemu zarządzaniu zasilaniem na poziomie procesora, chipsetu, platformy i systemu operacyjnego, firma Novell i jej partnerzy zapewniają optymalizację zużycia energii oraz najdłuższą możliwą żywotność akumulatora. Firma Novell współpracuje ze swoimi partnerami produkującymi sprzęt w celu zapewnienia, że jej systemy SUSE Linux Enterprise Desktop zasługują na kwalifikację ENERGY STAR. Poprzez umożliwienie przezroczystego dostępu do zdalnych pulpitów firma Novell dąży do promowania ściślejszej, elektronicznej pracy grupowej i redukcji koniecznych podróży. <text:s/>Utrzymywanie systemu w bezpieczeństwie i zawsze zaktualizowanego, gdy jest podłączony do Internetu – miło będzie dowiedzieć się, że włączyliśmy zaporę sieciową SUSE Linux Firewall, aby pomagała zabezpieczyć system i dane przed intruzami. Dołączyliśmy także program AppArmor, najbardziej efektywny i łatwy w użyciu linuksowy system zabezpieczeń programów, który aktywnie chroni system operacyjny i programy przez zewnętrznymi i wewnętrznymi zagrożeniami. W SUSE Linux Enterprise Desktop 11 wprowadziliśmy nowy system uprawnień cząstkowych PolicyKit, który <text:soft-page-break/>wspaniale usprawnia możliwości użytkowników i programów w zakresie przyznawania dostępu do operacji wymagających odpowiednich uprawnień. Także w tym wydaniu usprawniliśmy bezpieczeństwo bezprzewodowych i przewodowych połączeń sieciowych oraz szyfrowanie danych. Firma Novell dba o niezwłoczne dostarczanie najnowszych aktualizacji dotyczących bezpieczeństwa użytkownikom swoich systemów. Aby zapewnić, że w systemie są zainstalowane najnowsze poprawki dotyczące bezpieczeństwa, firma Novell dostarcza obszerne rozwiązanie zarządzania zasobami, pozwalające być na bieżąco z wszystkimi uaktualnieniami dotyczącymi bezpieczeństwa. openSUSE.org: projekt openSUSE jest sponsorowanym przez firmę Novell programem światowej społeczności, promującym używanie Linuksa w każdym miejscu. Proszę odwiedzić witrynę opensuse.org, gdzie można zapoznać się i dołączyć do społeczności użytkowników i developerów, połączonych wspólną ideą – tworzenia i rozpowszechniania najczęściej używanej na świecie dystrybucji Linuksa. openSUSE jest podstawą naszego <text:s/>nagradzanego produktu SUSE Linux Enterprise. openSUSE Build Service jest otwartą i kompletną platformą tworzenia dystrybucji, zapewniającą przezroczystą infrastrukturę do tworzenia dystrybucji openSUSE. Z pomocą openSUSE Build Service można łatwo znaleźć najnowsze, poszukiwane pakiety z otwartym kodem źródłowym. Jest to pomost pomiędzy programistami a użytkownikami, z przepływem informacji i funkcją oceniania. Dla developerów jest to doskonałe miejsce do tworzenia grup i wspólnej pracy w ramach tego modelu roboczego. ZYpp jest naszym <text:s/>programem obsługi zarządzania oprogramowaniem i projektem z otwartym kodem źródłowym, <text:s/>będącym siłą napędową produktów takich, jak YaST, ZYpper i ZENworks, z wydajnym modułem rozwiązywania zależności i wygodnym interfejsem do zarządzania pakietami. Łatwy we wdrożeniu i <text:span text:style-name="T3">zarządzaniu </text:span><text:span text:style-name="T3">SUSE Linux Enterprise umożliwia wiele strategii wdrożeń, dostarczając administratorom systemów elastycznych środków do dostosowania i przykrawania dystrybucji na miarę swoich potrzeb. </text:span>AutoYaST jest zintegrowanym środkiem do automatycznej instalacji jednego lub więcej systemów bez interwencji użytkownika. Instalacje są przeprowadzane z użyciem pliku kontrolnego, zawierającego dane instalacyjne i konfiguracyjne. System tworzenia obrazów openSUSE KIWI oferuje kompletne rozwiązanie tworzenia obrazów systemów operacyjnych obsługiwanych platform sprzętowych, jak również systemy wirtualizacji. Rozwiązana te w połączeniu z kilkoma kluczowymi projektami z otwartym kodem źródłowym, jak GConf, PolicyKit czy Firstboot, powodują że SUSE Linux Enterprise Desktop jest najłatwiejszym środowiskiem linuksowym do wdrożenia i zarządzania. </text:p>
      <text:p text:style-name="P1">Partnerzy firmy Novell mogą kwalifikować swoje systemy do certyfikacji SUSE Linux Enterprise; certyfikat zgodności z SUSE Linux Enterprise Desktop można uzyskać po pomyślnym przejściu testów o surowych wymaganiach. Używając systemu certyfikowanego pod kątem zgodności z <text:s/>SUSE Linux Enterprise Desktop można z zaufaniem używać własnego oprogramowania do zarządzania kolekcjami multimedialnymi, pracy grupowej, czy łączności z przyjaciółmi. Wszystkie systemy, które przeszły ten proces certyfikacji i uzyskały logo certyfikatu można znaleźć, odwiedzając stronę novell.com/desktop. Certyfikowane systemy w pełni korzystają z przewagi SUSE Linux Enterprise Desktop w zakresie wygody korzystania z Internetu, łatwości użytkowania i wspaniałej wydajności. Firma Novell ma również przyjemność brać udział w projekcie Linux Driver Project, koncentrującym się na współpracy z producentami sprzętu w celu tworzenia i utrzymywania otwartych sterowników jądra Linuksa dla wszystkich typów urządzeń. Aktualnie umożliwianie obsługi sprzętu przez komponenty środowiska linuksowego dokonuje się przez portowanie sterowników do jądra Linuksa, na którym działa SUSE Linux Enterprise. Interoperacyjność: praca z wszystkimi. Myślą przewodnią SUSE Linux Enterprise Desktop jest współczesna, ogólnoświatowa różnorodność. System ten jest w pełni zdolny do płynnej integracji ze środowiskiem windowsowych plików i drukarek. Dodatkowo dołącza się do istniejących środowisk Microsoft Active Directory i Novell eDirectory. Dzięki szerokiemu stosowaniu <text:soft-page-break/>otwartych standardów, SUSE Linux Enterprise Desktop pozwala na współdzielenie informacji z wszystkimi systemami informatycznymi, tak że możliwa jest łatwa komunikacja z wszystkimi użytkownikami komputerów wokół nas. OpenOffice.org w wydaniu firmy Novell obsługuje najszerszy zakres formatów dokumentów, włącznie z Open Document Format, formatami <text:s/>Microsoft Office (także OO XML), Works, WordPerfect i innymi. Firma Novell jest liderem w projekcie Mono i wersji platformy programistycznej Microsoft .NET z otwartym kodem źródłowym. Jego celem jest umożliwienie programistom budowania i wdrażania wieloplatformowych aplikacji .NET. Mono jest podstawą dla Moonlight, umożliwiającego korzystanie z zawartości Microsoft Silverlight w środowisku linuksowym. Ponadto SUSE Linux Enterprise Desktop zapewnia funkcje dostępności, tak że każdy może skorzystać z większej produktywności i niższych kosztów, oferowanych przez środowisko linuksow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ojciech Kapusta</meta:initial-creator>
    <meta:creation-date>2008-12-18T18:49:03</meta:creation-date>
    <dc:date>2008-12-18T21:38:37</dc:date>
    <dc:creator>Wojciech Kapusta</dc:creator>
    <meta:editing-duration>PT01H46M02S</meta:editing-duration>
    <meta:editing-cycles>2</meta:editing-cycles>
    <meta:generator>OpenOffice.org/3.0$Linux OpenOffice.org_project/300m9$Build-9358</meta:generator>
    <meta:document-statistic meta:table-count="0" meta:image-count="0" meta:object-count="0" meta:page-count="3" meta:paragraph-count="2" meta:word-count="1174" meta:character-count="9474"/>
    <meta:user-defined meta:name="Informacja 1"/>
    <meta:user-defined meta:name="Informacja 2"/>
    <meta:user-defined meta:name="Informacja 3"/>
    <meta:user-defined meta:name="Informacja 4"/>
  </office:meta>
</office:document-meta>
</file>